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1eb949" officeooo:paragraph-rsid="00332613"/>
    </style:style>
    <style:style style:name="P3" style:family="paragraph" style:parent-style-name="Standard">
      <style:text-properties officeooo:rsid="00210bc1" officeooo:paragraph-rsid="00210bc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5" style:family="paragraph" style:parent-style-name="Standard">
      <style:text-properties officeooo:rsid="00332613" officeooo:paragraph-rsid="00332613"/>
    </style:style>
    <style:style style:name="P6" style:family="paragraph" style:parent-style-name="Standard">
      <style:text-properties fo:font-weight="normal" officeooo:rsid="00348aef" officeooo:paragraph-rsid="00348aef" style:font-weight-asian="normal" style:font-weight-complex="normal"/>
    </style:style>
    <style:style style:name="P7" style:family="paragraph" style:parent-style-name="Standard" style:list-style-name="L1">
      <style:text-properties officeooo:rsid="00332613" officeooo:paragraph-rsid="00332613"/>
    </style:style>
    <style:style style:name="P8" style:family="paragraph" style:parent-style-name="Standard" style:list-style-name="L2">
      <style:text-properties officeooo:rsid="00332613" officeooo:paragraph-rsid="00332613"/>
    </style:style>
    <style:style style:name="P9" style:family="paragraph" style:parent-style-name="Standard">
      <style:text-properties officeooo:rsid="00332613" officeooo:paragraph-rsid="00332613"/>
    </style:style>
    <style:style style:name="P10" style:family="paragraph" style:parent-style-name="Standard">
      <style:text-properties officeooo:rsid="0034a628" officeooo:paragraph-rsid="0034a628"/>
    </style:style>
    <style:style style:name="P11" style:family="paragraph" style:parent-style-name="Standard">
      <style:text-properties officeooo:rsid="00363715" officeooo:paragraph-rsid="00363715"/>
    </style:style>
    <style:style style:name="P12" style:family="paragraph" style:parent-style-name="Standard" style:list-style-name="L4">
      <style:text-properties officeooo:rsid="00363715" officeooo:paragraph-rsid="00363715"/>
    </style:style>
    <style:style style:name="P13" style:family="paragraph" style:parent-style-name="Standard" style:list-style-name="L5">
      <style:text-properties officeooo:rsid="00363715" officeooo:paragraph-rsid="00363715"/>
    </style:style>
    <style:style style:name="T1" style:family="text">
      <style:text-properties officeooo:rsid="0031f7fd"/>
    </style:style>
    <style:style style:name="T2" style:family="text">
      <style:text-properties officeooo:rsid="00348aef"/>
    </style:style>
    <style:style style:name="T3" style:family="text">
      <style:text-properties officeooo:rsid="00363715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y Caddell</text:p>
      <text:p text:style-name="P1">Pseudo-Code</text:p>
      <text:p text:style-name="P1">Lab<text:span text:style-name="T1">3</text:span></text:p>
      <text:p text:style-name="P1"/>
      <text:p text:style-name="P4">Part 1 – <text:span text:style-name="T1">YourBMI Rate</text:span></text:p>
      <text:p text:style-name="P4"/>
      <text:p text:style-name="P6">Driver Class:</text:p>
      <text:list xml:id="list4014114647" text:style-name="L1">
        <text:list-item>
          <text:p text:style-name="P7">Read user input from keyboard</text:p>
        </text:list-item>
      </text:list>
      <text:list xml:id="list199488032" text:style-name="L2">
        <text:list-item>
          <text:list>
            <text:list-item>
              <text:p text:style-name="P8">Name</text:p>
            </text:list-item>
            <text:list-item>
              <text:p text:style-name="P8">Height</text:p>
            </text:list-item>
            <text:list-item>
              <text:p text:style-name="P8">Weight</text:p>
            </text:list-item>
          </text:list>
        </text:list-item>
        <text:list-item>
          <text:p text:style-name="P8"><text:span text:style-name="T2">D</text:span>isplay output to screen</text:p>
        </text:list-item>
      </text:list>
      <text:p text:style-name="P5"/>
      <text:p text:style-name="P10">Insert UML</text:p>
      <text:p text:style-name="P10"/>
      <text:p text:style-name="P10">Insert Image</text:p>
      <text:p text:style-name="P5"/>
      <text:p text:style-name="P2"/>
      <text:p text:style-name="P1"/>
      <text:p text:style-name="P4">Part 2 – <text:span text:style-name="T1">ShareInvestmentCalculator</text:span></text:p>
      <text:p text:style-name="P1"/>
      <text:p text:style-name="P11">Driver Class:</text:p>
      <text:list xml:id="list4150043542" text:style-name="L4">
        <text:list-item>
          <text:p text:style-name="P12">Read user input from keyboard:</text:p>
        </text:list-item>
      </text:list>
      <text:list xml:id="list809347587" text:style-name="L5">
        <text:list-item>
          <text:list>
            <text:list-item>
              <text:p text:style-name="P13">Name</text:p>
            </text:list-item>
            <text:list-item>
              <text:p text:style-name="P13">Number of Shares</text:p>
            </text:list-item>
            <text:list-item>
              <text:p text:style-name="P13">Price per Share</text:p>
            </text:list-item>
            <text:list-item>
              <text:p text:style-name="P13">Annual Dividend Percentage</text:p>
            </text:list-item>
          </text:list>
        </text:list-item>
        <text:list-item>
          <text:p text:style-name="P13">Display output to screen</text:p>
        </text:list-item>
      </text:list>
      <text:p text:style-name="P11"/>
      <text:p text:style-name="P11">Insert UML</text:p>
      <text:p text:style-name="P11"/>
      <text:p text:style-name="P11">Insert Image</text:p>
      <text:p text:style-name="P3"><text:tab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5.2$Linux_X86_64 LibreOffice_project/30$Build-2</meta:generator>
    <dc:date>2022-09-16T16:20:23.107884630</dc:date>
    <meta:editing-duration>PT3H52M48S</meta:editing-duration>
    <meta:editing-cycles>10</meta:editing-cycles>
    <meta:document-statistic meta:table-count="0" meta:image-count="0" meta:object-count="0" meta:page-count="1" meta:paragraph-count="23" meta:word-count="65" meta:character-count="352" meta:non-whitespace-character-count="317"/>
  </office:meta>
</office:document-meta>
</file>